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>
            <text:p>Unit system:</text:p>
          </table:table-cell>
          <table:table-cell table:style-name="ce14" office:value-type="string">
            <text:p>metric</text:p>
          </table:table-cell>
          <table:table-cell table:style-name="ce21" office:value-type="string" table:number-columns-spanned="3" table:number-rows-spanned="1">
            <text:p>← Enter “metric” or “sae” here first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5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Reprap Wilson Parts Lis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2" office:value-type="string" table:number-columns-spanned="2" table:number-rows-spanned="1">
            <text:p>Length / Notes</text:p>
          </table:table-cell>
          <table:covered-table-cell table:style-name="ce28"/>
          <table:table-cell table:number-columns-repeated="2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6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3" table:formula="of:=ROUND(IF([.B$3]=&quot;metric&quot;;170;170/25.4)+[.B6];1)" office:value-type="float" office:value="370">
            <text:p>370</text:p>
          </table:table-cell>
          <table:table-cell table:style-name="ce29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Horizontal frame piece (top and bottom)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20;120/25.4)+[.B4];1)" office:value-type="float" office:value="330">
            <text:p>33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19"/>
          <table:covered-table-cell table:style-name="ce16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>
            <text:p>X-Axis</text:p>
          </table:table-cell>
          <table:table-cell table:style-name="ce20" office:value-type="float" office:value="2">
            <text:p>2</text:p>
          </table:table-cell>
          <table:table-cell table:style-name="ce23" table:formula="of:=ROUND(IF([.B$3]=&quot;metric&quot;;170;170/25.4)+[.B4];1)" office:value-type="float" office:value="380">
            <text:p>380</text:p>
          </table:table-cell>
          <table:table-cell table:style-name="ce29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8" office:value-type="string">
            <text:p>Y-Axis</text:p>
          </table:table-cell>
          <table:table-cell table:style-name="ce20" office:value-type="float" office:value="2">
            <text:p>2</text:p>
          </table:table-cell>
          <table:table-cell table:style-name="ce23" table:formula="of:=ROUND(IF([.B$3]=&quot;metric&quot;;170;170/25.4)+[.B5];1)" office:value-type="float" office:value="380">
            <text:p>380</text:p>
          </table:table-cell>
          <table:table-cell table:style-name="ce29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Z-Axis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25;125/25.4)+[.B6];1)" office:value-type="float" office:value="325">
            <text:p>325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19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3" table:formula="of:=[.C16]-25" office:value-type="float" office:value="300">
            <text:p>300</text:p>
          </table:table-cell>
          <table:table-cell table:style-name="ce29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M10 threaded rod for Y axis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95;195/25.4)+[.B5];1)" office:value-type="float" office:value="405">
            <text:p>405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M10 nuts and washer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2">
          <table:table-cell office:value-type="string">
            <text:p>M5 x 8mm machine screw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string">
            <text:p>M5 hex nu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M5 t slot nut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string">
            <text:p>M4 x 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M4 hex nut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M3 x 14mm machine screw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string">
            <text:p>M3 x 20mm machine screw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M3 x 30mm machine screw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3 x 60mm machine screw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M3 hex nut</text:p>
          </table:table-cell>
          <table:table-cell office:value-type="string">
            <text:p>20?</text:p>
          </table:table-cell>
          <table:table-cell office:value-type="string">
            <text:p>This number is approximate</text:p>
          </table:table-cell>
          <table:table-cell table:number-columns-repeated="3"/>
        </table:table-row>
        <table:table-row table:style-name="ro2">
          <table:table-cell office:value-type="string">
            <text:p>M3 lock nut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8 x 20mm smooth rod or grub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Frame brac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Idler bearing guide (pair)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formula="of:=ROUND(IF([.B$3]=&quot;metric&quot;;[.B5]*2+400;[.B5]*2+400/25.4);1)" office:value-type="float" office:value="820">
            <text:p>820</text:p>
          </table:table-cell>
          <table:table-cell table:formula="of:=[.C5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formula="of:=ROUND(IF([.B$3]=&quot;metric&quot;;[.B4]*2+510;[.B4]*2+510/25.4);1)" office:value-type="float" office:value="930">
            <text:p>930</text:p>
          </table:table-cell>
          <table:table-cell table:formula="of:=[.C4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style-name="ce26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MDF board (6mm thick)</text:p>
          </table:table-cell>
          <table:table-cell office:value-type="float" office:value="1">
            <text:p>1</text:p>
          </table:table-cell>
          <table:table-cell table:style-name="ce27" table:formula="of:=IF([.B3]=&quot;metric&quot;;CONCATENATE(TEXT([.B4]+20;&quot;###&quot;);&quot;mm by &quot;;TEXT([.B5]+20;&quot;###&quot;);&quot;mm&quot;);&quot;&quot;)" office:value-type="string" office:string-value="230mm by 230mm" table:number-columns-spanned="3" table:number-rows-spanned="1">
            <text:p>230mm by 23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style-name="ce26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Glass bed</text:p>
          </table:table-cell>
          <table:table-cell office:value-type="float" office:value="1">
            <text:p>1</text:p>
          </table:table-cell>
          <table:table-cell table:style-name="ce27" office:value-type="string" table:number-columns-spanned="3" table:number-rows-spanned="1">
            <text:p>3mm borosilic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style-name="ce26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style-name="ce27" office:value-type="string" table:number-columns-spanned="3" table:number-rows-spanned="1">
            <text:p>6mm x 10mm x 2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2">
            <text:p>12</text:p>
          </table:table-cell>
          <table:table-cell table:style-name="ce26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4">
            <text:p>4</text:p>
          </table:table-cell>
          <table:table-cell table:style-name="ce26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23 roller bearing</text:p>
          </table:table-cell>
          <table:table-cell office:value-type="float" office:value="2">
            <text:p>2</text:p>
          </table:table-cell>
          <table:table-cell table:style-name="ce26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table:style-name="ce27" office:value-type="string" table:number-columns-spanned="3" table:number-rows-spanned="1">
            <text:p>Can also use vinyl tubing instead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40mm x 40mm x 10mm fan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80mm x 80mm fan</text:p>
          </table:table-cell>
          <table:table-cell office:value-type="float" office:value="1">
            <text:p>1</text:p>
          </table:table-cell>
          <table:table-cell table:style-name="ce27" office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iniature zip ties</text:p>
          </table:table-cell>
          <table:table-cell office:value-type="float" office:value="20">
            <text:p>20</text:p>
          </table:table-cell>
          <table:table-cell table:style-name="ce27" office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Extruder idler springs</text:p>
          </table:table-cell>
          <table:table-cell office:value-type="float" office:value="2">
            <text:p>2</text:p>
          </table:table-cell>
          <table:table-cell table:style-name="ce27" office:value-type="string" table:number-columns-spanned="3" table:number-rows-spanned="1">
            <text:p>High tension 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Bed leveling springs</text:p>
          </table:table-cell>
          <table:table-cell office:value-type="float" office:value="4">
            <text:p>4</text:p>
          </table:table-cell>
          <table:table-cell table:style-name="ce27" office:value-type="string" table:number-columns-spanned="3" table:number-rows-spanned="1">
            <text:p>Lower tension</text:p>
          </table:table-cell>
          <table:covered-table-cell table:number-columns-repeated="2"/>
          <table:table-cell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0000-00-00T11:10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2-19T21:22:34</dc:date>
    <meta:editing-duration>P20DT10H38M14S</meta:editing-duration>
    <meta:editing-cycles>20</meta:editing-cycles>
    <meta:generator>LibreOffice/3.6$Linux_x86 LibreOffice_project/360m1$Build-2</meta:generator>
    <meta:document-statistic meta:table-count="1" meta:cell-count="161" meta:object-count="0"/>
  </office:meta>
</office:document-meta>
</file>